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4.31cm" svg:y="2.322cm">
            <draw:object draw:notify-on-update-of-ranges="Sheet1.C6:Sheet1.C8 Sheet1.D6:Sheet1.D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Dichaete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common</text:p>
          </table:table-cell>
          <table:table-cell office:value-type="string">
            <text:p>total sites</text:p>
          </table:table-cell>
          <table:table-cell office:value-type="string">
            <text:p>total mel sites</text:p>
          </table:table-cell>
          <table:table-cell/>
        </table:table-row>
        <table:table-row table:style-name="ro3">
          <table:table-cell/>
          <table:table-cell office:value-type="float" office:value="2932">
            <text:p>2932</text:p>
          </table:table-cell>
          <table:table-cell office:value-type="float" office:value="1310">
            <text:p>1310</text:p>
          </table:table-cell>
          <table:table-cell/>
        </table:table-row>
        <table:table-row table:style-name="ro2">
          <table:table-cell office:value-type="string">
            <text:p>Species</text:p>
          </table:table-cell>
          <table:table-cell/>
          <table:table-cell office:value-type="string">
            <text:p>ratio</text:p>
          </table:table-cell>
          <table:table-cell office:value-type="string">
            <text:p>branch lengths</text:p>
          </table:table-cell>
        </table:table-row>
        <table:table-row table:style-name="ro1">
          <table:table-cell office:value-type="string">
            <text:p>Mel-sim</text:p>
          </table:table-cell>
          <table:table-cell office:value-type="float" office:value="187">
            <text:p>187</text:p>
          </table:table-cell>
          <table:table-cell table:formula="of:=[.B6]/[.C4]" office:value-type="float" office:value="0.142748091603053">
            <text:p>0.1427480916</text:p>
          </table:table-cell>
          <table:table-cell table:formula="of:=0.03672+0.02957" office:value-type="float" office:value="0.06629">
            <text:p>0.06629</text:p>
          </table:table-cell>
        </table:table-row>
        <table:table-row table:style-name="ro1">
          <table:table-cell office:value-type="string">
            <text:p>Mel-sim-yak</text:p>
          </table:table-cell>
          <table:table-cell office:value-type="float" office:value="437">
            <text:p>437</text:p>
          </table:table-cell>
          <table:table-cell table:formula="of:=[.B7]/[.C4]" office:value-type="float" office:value="0.333587786259542">
            <text:p>0.3335877863</text:p>
          </table:table-cell>
          <table:table-cell table:formula="of:=0.03672+0.03512+0.06823" office:value-type="float" office:value="0.14007">
            <text:p>0.14007</text:p>
          </table:table-cell>
        </table:table-row>
        <table:table-row table:style-name="ro1">
          <table:table-cell office:value-type="string">
            <text:p>Mel-sim-yak-pse</text:p>
          </table:table-cell>
          <table:table-cell office:value-type="float" office:value="465">
            <text:p>465</text:p>
          </table:table-cell>
          <table:table-cell table:formula="of:=[.B8]/[.C4]" office:value-type="float" office:value="0.354961832061069">
            <text:p>0.3549618321</text:p>
          </table:table-cell>
          <table:table-cell table:formula="of:=0.03672+0.03512+0.1111+0.18294" office:value-type="float" office:value="0.36588">
            <text:p>0.36588</text:p>
          </table:table-cell>
        </table:table-row>
        <table:table-row table:style-name="ro2">
          <table:table-cell/>
          <table:table-cell table:formula="of:=SUM([.B6:.B8])" office:value-type="float" office:value="1089">
            <text:p>1089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1">
          <table:table-cell office:value-type="string">
            <text:p>nonCNS</text:p>
          </table:table-cell>
          <table:table-cell office:value-type="string">
            <text:p>total mel sites</text:p>
          </table:table-cell>
          <table:table-cell office:value-type="float" office:value="2774">
            <text:p>2774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3">
          <table:table-cell office:value-type="string">
            <text:p>Species</text:p>
          </table:table-cell>
          <table:table-cell office:value-type="string">
            <text:p>sites</text:p>
          </table:table-cell>
          <table:table-cell office:value-type="string">
            <text:p>ratio</text:p>
          </table:table-cell>
          <table:table-cell office:value-type="string">
            <text:p>branch lengths</text:p>
          </table:table-cell>
        </table:table-row>
        <table:table-row table:style-name="ro1">
          <table:table-cell office:value-type="string">
            <text:p>Mel-sim</text:p>
          </table:table-cell>
          <table:table-cell office:value-type="float" office:value="366">
            <text:p>366</text:p>
          </table:table-cell>
          <table:table-cell table:formula="of:=[.B16]/[.C13]" office:value-type="float" office:value="0.131939437635184">
            <text:p>0.1319394376</text:p>
          </table:table-cell>
          <table:table-cell table:formula="of:=0.03672+0.02957" office:value-type="float" office:value="0.06629">
            <text:p>0.06629</text:p>
          </table:table-cell>
        </table:table-row>
        <table:table-row table:style-name="ro1">
          <table:table-cell office:value-type="string">
            <text:p>Mel-sim-yak</text:p>
          </table:table-cell>
          <table:table-cell office:value-type="float" office:value="984">
            <text:p>984</text:p>
          </table:table-cell>
          <table:table-cell table:formula="of:=[.B17]/[.C13]" office:value-type="float" office:value="0.354722422494593">
            <text:p>0.3547224225</text:p>
          </table:table-cell>
          <table:table-cell table:formula="of:=0.03672+0.03512+0.06823" office:value-type="float" office:value="0.14007">
            <text:p>0.14007</text:p>
          </table:table-cell>
        </table:table-row>
        <table:table-row table:style-name="ro1">
          <table:table-cell office:value-type="string">
            <text:p>Mel-sim-yak-pse</text:p>
          </table:table-cell>
          <table:table-cell office:value-type="float" office:value="901">
            <text:p>901</text:p>
          </table:table-cell>
          <table:table-cell table:formula="of:=[.B18]/[.C13]" office:value-type="float" office:value="0.32480173035328">
            <text:p>0.3248017304</text:p>
          </table:table-cell>
          <table:table-cell table:formula="of:=0.03672+0.03512+0.1111+0.18294" office:value-type="float" office:value="0.36588">
            <text:p>0.36588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1">
          <table:table-cell office:value-type="string">
            <text:p>nonSox</text:p>
          </table:table-cell>
          <table:table-cell office:value-type="string">
            <text:p>total mel sites</text:p>
          </table:table-cell>
          <table:table-cell office:value-type="float" office:value="6837">
            <text:p>6837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3">
          <table:table-cell office:value-type="string">
            <text:p>Species</text:p>
          </table:table-cell>
          <table:table-cell office:value-type="string">
            <text:p>sites</text:p>
          </table:table-cell>
          <table:table-cell office:value-type="string">
            <text:p>ratio</text:p>
          </table:table-cell>
          <table:table-cell office:value-type="string">
            <text:p>branch lengths</text:p>
          </table:table-cell>
        </table:table-row>
        <table:table-row table:style-name="ro1">
          <table:table-cell office:value-type="string">
            <text:p>Mel-sim</text:p>
          </table:table-cell>
          <table:table-cell office:value-type="float" office:value="969">
            <text:p>969</text:p>
          </table:table-cell>
          <table:table-cell table:formula="of:=[.B24]/[.C21]" office:value-type="float" office:value="0.141728828433523">
            <text:p>0.1417288284</text:p>
          </table:table-cell>
          <table:table-cell table:formula="of:=0.03672+0.02957" office:value-type="float" office:value="0.06629">
            <text:p>0.06629</text:p>
          </table:table-cell>
        </table:table-row>
        <table:table-row table:style-name="ro1">
          <table:table-cell office:value-type="string">
            <text:p>Mel-sim-yak</text:p>
          </table:table-cell>
          <table:table-cell office:value-type="float" office:value="2424">
            <text:p>2424</text:p>
          </table:table-cell>
          <table:table-cell table:formula="of:=[.B25]/[.C21]" office:value-type="float" office:value="0.354541465555068">
            <text:p>0.3545414656</text:p>
          </table:table-cell>
          <table:table-cell table:formula="of:=0.03672+0.03512+0.06823" office:value-type="float" office:value="0.14007">
            <text:p>0.14007</text:p>
          </table:table-cell>
        </table:table-row>
        <table:table-row table:style-name="ro1">
          <table:table-cell office:value-type="string">
            <text:p>Mel-sim-yak-pse</text:p>
          </table:table-cell>
          <table:table-cell office:value-type="float" office:value="2127">
            <text:p>2127</text:p>
          </table:table-cell>
          <table:table-cell table:formula="of:=[.B26]/[.C21]" office:value-type="float" office:value="0.311101360245722">
            <text:p>0.3111013602</text:p>
          </table:table-cell>
          <table:table-cell table:formula="of:=0.03672+0.03512+0.1111+0.18294" office:value-type="float" office:value="0.36588">
            <text:p>0.36588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1">
          <table:table-cell office:value-type="string">
            <text:p>Sox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1T13:16:51</meta:creation-date>
    <dc:date>2013-10-11T17:23:40</dc:date>
    <meta:editing-duration>PT1H36M43S</meta:editing-duration>
    <meta:editing-cycles>1</meta:editing-cycles>
    <meta:document-statistic meta:table-count="1" meta:cell-count="61" meta:object-count="1"/>
    <meta:generator>LibreOffice/4.0.1.2$Linux_X86_64 LibreOffice_project/84102822e3d61eb989ddd325abf1ac07790498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plot-area chart:style-name="ch2" table:cell-range-address="Sheet1.C6:Sheet1.D8" svg:x="0.77cm" svg:y="0.855cm" svg:width="14.59cm" svg:height="7.545cm">
          <chartooo:coordinate-region svg:x="1.682cm" svg:y="1.054cm" svg:width="13.438cm" svg:height="6.6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6:Sheet1.C8" chart:class="chart:scatter">
            <chart:domain table:cell-range-address="Sheet1.D6:Sheet1.D8"/>
            <chart:regression-curve chart:style-name="ch6">
              <chart:equation chart:display-r-square="true"/>
            </chart:regression-curve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629">
                <text:p>0.06629</text:p>
                <draw:g>
                  <svg:desc>Sheet1.D6:Sheet1.D8</svg:desc>
                </draw:g>
              </table:table-cell>
              <table:table-cell office:value-type="float" office:value="0.142748091603053">
                <text:p>0.142748091603053</text:p>
                <draw:g>
                  <svg:desc>Sheet1.C6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007">
                <text:p>0.14007</text:p>
              </table:table-cell>
              <table:table-cell office:value-type="float" office:value="0.333587786259542">
                <text:p>0.3335877862595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588">
                <text:p>0.36588</text:p>
              </table:table-cell>
              <table:table-cell office:value-type="float" office:value="0.354961832061069">
                <text:p>0.3549618320610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